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text-properties fo:color="#000000" loext:opacity="100%" style:font-name="Calibri" fo:font-size="15pt" fo:language="en" fo:country="US" style:text-underline-style="none" style:font-size-asian="15pt" style:font-size-complex="15pt"/>
    </style:style>
    <style:style style:name="P3" style:family="paragraph" style:parent-style-name="Standard">
      <style:paragraph-properties fo:margin-left="0cm" fo:margin-right="0cm" fo:text-indent="0cm" style:auto-text-indent="false"/>
      <style:text-properties fo:color="#000000" loext:opacity="100%" style:font-name="Calibri" fo:font-size="15pt" fo:language="en" fo:country="US" style:text-underline-style="none" style:font-size-asian="15pt" style:font-size-complex="15pt"/>
    </style:style>
    <style:style style:name="P4" style:family="paragraph" style:parent-style-name="Text_20_body">
      <style:paragraph-properties fo:margin-left="0cm" fo:margin-right="0cm" fo:text-indent="0cm" style:auto-text-indent="false"/>
      <style:text-properties officeooo:paragraph-rsid="00188d44"/>
    </style:style>
    <style:style style:name="T1" style:family="text">
      <style:text-properties fo:color="#000000" loext:opacity="100%" style:font-name="Calibri" fo:font-size="15pt" fo:language="en" fo:country="US" style:text-underline-style="none" style:font-size-asian="15pt" style:font-size-complex="15pt"/>
    </style:style>
    <style:style style:name="T2" style:family="text">
      <style:text-properties fo:color="#000000" loext:opacity="100%" style:font-name="Calibri" fo:font-size="15pt" fo:language="en" fo:country="US" style:text-underline-style="none" officeooo:rsid="00188d44" style:font-size-asian="15pt" style:font-size-complex="15pt"/>
    </style:style>
    <style:style style:name="T3" style:family="text">
      <style:text-properties fo:color="#000000" loext:opacity="100%" style:font-name="Calibri" fo:font-size="15pt" fo:language="en" fo:country="US" style:text-underline-style="solid" style:text-underline-width="auto" style:text-underline-color="font-color" style:font-size-asian="15pt" style:font-size-complex="15pt"/>
    </style:style>
    <style:style style:name="T4" style:family="text">
      <style:text-properties officeooo:rsid="00188d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 Orana Maria <text:span text:style-name="T4">by </text:span>Paul Guaguin </text:p>
      <text:p text:style-name="P2"/>
      <text:p text:style-name="P1"><text:span text:style-name="T2">Paul Guaguin: (</text:span><text:span text:style-name="T1">7 June 1848 – 8 May 1903) was a French painter, sculptor, </text:span><text:span text:style-name="T2">ceramist</text:span><text:span text:style-name="T1"> and writer, whose work has been primarily associated with the </text:span><text:span text:style-name="T2">post-impressionist</text:span><text:span text:style-name="T1"> and </text:span><text:span text:style-name="T2">symbolist</text:span><text:span text:style-name="T1"> movements. While only moderately successful during his lifetime, Gauguin has since been recognized for his experimental use of color. </text:span></text:p>
      <text:p text:style-name="P4"><text:span text:style-name="T1"><text:tab/>By the 1890s, Gauguin's art took a significant turn during his time in </text:span><text:span text:style-name="T2">Tahiti</text:span><text:span text:style-name="T1">, then a </text:span><text:span text:style-name="T2">French colony.</text:span><text:span text:style-name="T1"> During that time, he controversially married three adolescent </text:span><text:span text:style-name="T2">Tahitian </text:span><text:span text:style-name="T1">girls with whom he later fathered children. <text:s text:c="23"/><text:tab/>His paintings from that period, characterized by vivid colors and Symbolist themes, would prove highly successful among the European viewers for their exploration of the relationships between people, nature, and the </text:span><text:span text:style-name="T2">spiritual world</text:span><text:span text:style-name="T1">. Gauguin's art became popular after his death. His work was influential on the French </text:span><text:span text:style-name="T2">avant-garde</text:span><text:span text:style-name="T1"> and many modern artists, such as </text:span><text:span text:style-name="T2">Pabli Picasso</text:span><text:span text:style-name="T1"> and </text:span><text:span text:style-name="T2">Henri Matisse</text:span><text:span text:style-name="T1">, and he is well known for his relationship with </text:span><text:span text:style-name="T2">Vincent</text:span><text:span text:style-name="T1"> and </text:span><text:span text:style-name="T2">Theo</text:span><text:a xlink:type="simple" xlink:href="https://en.wikipedia.org/wiki/Theo_van_Gogh_(art_dealer)" text:style-name="Internet_20_link" text:visited-style-name="Visited_20_Internet_20_Link"><text:span text:style-name="T1"> </text:span><text:span text:style-name="T2">van Gogh</text:span></text:a><text:span text:style-name="T1">. </text:span></text:p>
      <text:p text:style-name="P3"/>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3T18:43:18.162000000</meta:creation-date>
    <dc:date>2025-01-03T19:04:08.443000000</dc:date>
    <meta:editing-duration>PT20M50S</meta:editing-duration>
    <meta:editing-cycles>1</meta:editing-cycles>
    <meta:document-statistic meta:table-count="0" meta:image-count="0" meta:object-count="0" meta:page-count="1" meta:paragraph-count="3" meta:word-count="159" meta:character-count="1053" meta:non-whitespace-character-count="868"/>
    <meta:generator>LibreOffice/7.6.2.1$Windows_X86_64 LibreOffice_project/56f7684011345957bbf33a7ee678afaf4d2ba333</meta:generator>
  </office:meta>
</office:document-meta>
</file>